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000000040E5229E2180B5FF1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a xlink:type="simple" xlink:href="../../../../../../../../../Z:/foo.jpeg"><draw:frame draw:style-name="fr1" draw:name="Image1" text:anchor-type="paragraph" svg:width="1.806cm" svg:height="1.806cm" draw:z-index="0"><draw:image xlink:href="Pictures/100002010000004000000040E5229E2180B5FF18.png" xlink:type="simple" xlink:show="embed" xlink:actuate="onLoad" loext:mime-type="image/png"/></draw:frame></draw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Vajna</meta:initial-creator>
    <meta:creation-date>2018-01-18T11:50:50.032917884</meta:creation-date>
    <dc:date>2018-01-18T11:51:23.599094400</dc:date>
    <dc:creator>Miklos Vajna</dc:creator>
    <meta:editing-duration>PT3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Dev/6.1.0.0.alpha0$Linux_X86_64 LibreOffice_project/93465b6b9b15021374a72c6b634168c07c377974</meta:generator>
  </office:meta>
</office:document-meta>
</file>